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InterceptorContext.addInterceptor( ServletContext servletContext , RequestInterceptor intercep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InterceptorContext.cancelRequest( Request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terceptorContext.requestWasCancel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terceptorContext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terceptorContext.getRequestIntercep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terceptorContext.g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terceptorContext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InterceptorContext.RequestInterceptorContext( HttpServletRequest request , HttpServletResponse response ,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InterceptorContext.init(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